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AD00000B50EE98AD8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49cm" svg:height="14.449cm" svg:x="6.7cm" svg:y="1.251cm">
          <draw:image xlink:href="Pictures/10000000000005AD00000B50EE98AD8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28T04:03:45</dc:date>
    <meta:document-statistic meta:object-count="1"/>
    <meta:generator>LibreOffice/3.5$Linux_X86_64 LibreOffice_project/350m1$Build-403</meta:generator>
  </office:meta>
</office:document-meta>
</file>